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text-align="start" style:justify-single-word="false"/>
      <style:text-properties style:font-name="Courier"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line-through-style="solid" style:font-name="Courier"/>
    </style:style>
    <style:style style:name="P5" style:family="paragraph" style:parent-style-name="Standard">
      <style:paragraph-properties fo:text-align="start" style:justify-single-word="false"/>
      <style:text-properties style:text-line-through-style="solid" style:font-name="Courier"/>
    </style:style>
    <style:style style:name="P6" style:family="paragraph" style:parent-style-name="Standard" style:list-style-name="L1">
      <style:paragraph-properties fo:text-align="start" style:justify-single-word="false"/>
      <style:text-properties style:text-line-through-style="solid" style:font-name="Courier"/>
    </style:style>
    <style:style style:name="P7" style:family="paragraph" style:parent-style-name="Standard" style:list-style-name="L1">
      <style:paragraph-properties fo:text-align="start" style:justify-single-word="false"/>
      <style:text-properties style:text-line-through-style="solid" style:font-name="Courier"/>
    </style:style>
    <style:style style:name="P8" style:family="paragraph" style:parent-style-name="Standard">
      <style:paragraph-properties fo:text-align="start" style:justify-single-word="false"/>
      <style:text-properties style:text-line-through-style="solid" style:font-name="Courier" fo:font-weight="bold" style:font-weight-asian="bold" style:font-weight-complex="bold"/>
    </style:style>
    <style:style style:name="P9" style:family="paragraph" style:parent-style-name="Standard">
      <style:paragraph-properties fo:text-align="start" style:justify-single-word="false"/>
      <style:text-properties style:text-line-through-style="solid" style:font-name="Courier" fo:font-weight="normal" style:font-weight-asian="normal" style:font-weight-complex="normal"/>
    </style:style>
    <style:style style:name="P10" style:family="paragraph" style:parent-style-name="Standard">
      <style:paragraph-properties fo:text-align="start" style:justify-single-word="false"/>
      <style:text-properties style:font-name="Courier"/>
    </style:style>
    <style:style style:name="P11" style:family="paragraph" style:parent-style-name="Standard" style:list-style-name="L1">
      <style:paragraph-properties fo:text-align="start" style:justify-single-word="false"/>
      <style:text-properties style:font-name="Courier"/>
    </style:style>
    <style:style style:name="P12" style:family="paragraph" style:parent-style-name="Standard" style:list-style-name="L2">
      <style:paragraph-properties fo:text-align="start" style:justify-single-word="false"/>
      <style:text-properties style:font-name="Courier"/>
    </style:style>
    <style:style style:name="P13" style:family="paragraph" style:parent-style-name="Standard" style:list-style-name="L2">
      <style:paragraph-properties fo:text-align="start" style:justify-single-word="false"/>
      <style:text-properties style:font-name="Courier"/>
    </style:style>
    <style:style style:name="P14" style:family="paragraph" style:parent-style-name="Standard" style:list-style-name="L2">
      <style:paragraph-properties fo:text-align="start" style:justify-single-word="false"/>
      <style:text-properties style:font-name="Courier"/>
    </style:style>
    <style:style style:name="P15" style:family="paragraph" style:parent-style-name="Standard" style:list-style-name="L2">
      <style:paragraph-properties fo:text-align="start" style:justify-single-word="false"/>
      <style:text-properties style:font-name="Courier"/>
    </style:style>
    <style:style style:name="P16" style:family="paragraph" style:parent-style-name="Standard" style:list-style-name="L2">
      <style:paragraph-properties fo:text-align="start" style:justify-single-word="false"/>
      <style:text-properties style:font-name="Courier"/>
    </style:style>
    <style:style style:name="P17" style:family="paragraph" style:parent-style-name="Standard" style:list-style-name="L2">
      <style:paragraph-properties fo:text-align="start" style:justify-single-word="false"/>
      <style:text-properties style:font-name="Courier"/>
    </style:style>
    <style:style style:name="T1" style:family="text">
      <style:text-properties style:text-position="super 58%"/>
    </style:style>
    <style:style style:name="T2" style:family="text">
      <style:text-properties style:text-line-through-style="solid"/>
    </style:style>
    <style:style style:name="T3" style:family="text">
      <style:text-properties style:text-line-through-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es work and <text:s/>other such things.</text:p>
      <text:p text:style-name="P2">This is for the 32bit initial concept version of EPBP.</text:p>
      <text:p text:style-name="P2"/>
      <text:p text:style-name="P2">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multiplies that by the size of register requested, and that makes the <text:soft-page-break/>address. This method of addressing allows access to all 256 registers. This is the fastest and smallest form of addressing. </text:p>
      <text:p text:style-name="P2">value=*(ReadByte(IP+1)*SIZE_OF_REG+REGBANK_ADDRESS);</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REGBANK_ADDRESS));</text:p>
      <text:p text:style-name="P4">&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Floats:</text:p>
      <text:p text:style-name="P2">Floating point registers are 32bit(for right now). They are stored in a different bank than general registers however, and are address with rf0-rf255. </text:p>
      <text:p text:style-name="P2"/>
      <text:p text:style-name="P2"/>
      <text:p text:style-name="P2"/>
      <text:p text:style-name="P2"/>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6">x86 method: cmp and jxx instructions with a flag register</text:p>
        </text:list-item>
        <text:list-item>
          <text:p text:style-name="P11">My SVIS method: jit/jif commands (a compare instruction set, and “Jump If True” type instruction and a truth register)</text:p>
        </text:list-item>
        <text:list-item>
          <text:p text:style-name="P6">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are very close to the machine on which they are running. No flag emulation is needed.</text:p>
      <text:p text:style-name="P2"><text:soft-page-break/>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jif not_less_than <text:s/>;jump if false</text:p>
      <text:p text:style-name="P2">;~end</text:p>
      <text:p text:style-name="P2">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if zero put 0 in TR, else put 1)</text:p>
      <text:p text:style-name="P2"/>
      <text:p text:style-name="P2"/>
      <text:p text:style-name="P2"/>
      <text:p text:style-name="P2">Instruction Groups:</text:p>
      <text:p text:style-name="P2"/>
      <text:list text:style-name="L2">
        <text:list-item>
          <text:p text:style-name="P12">Data storage</text:p>
        </text:list-item>
        <text:list-item>
          <text:p text:style-name="P12">Integer Arithmetic</text:p>
        </text:list-item>
        <text:list-item>
          <text:p text:style-name="P12">Bitwise Arithmetic</text:p>
        </text:list-item>
        <text:list-item>
          <text:p text:style-name="P12">System Instructions(xcall and friends)</text:p>
        </text:list-item>
        <text:list-item>
          <text:p text:style-name="P12">Program Control</text:p>
        </text:list-item>
        <text:list-item>
          <text:p text:style-name="P12">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Bitwise arithmetic:</text:p>
      <text:p text:style-name="P2"/>
      <text:p text:style-name="P2">or, xor, and, not, shl, shr.</text:p>
      <text:p text:style-name="P2"><text:soft-page-break/></text:p>
      <text:p text:style-name="P2"/>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Program Control:</text:p>
      <text:p text:style-name="P2"/>
      <text:p text:style-name="P2">jit, jif, callit, callif, jmp, ret</text:p>
      <text:p text:style-name="P2"/>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4">cop (compare odd parity)</text:p>
      <text:p text:style-name="P4">cep (compare even parity)</text:p>
      <text:p text:style-name="P2"/>
      <text:p text:style-name="P2"/>
      <text:p text:style-name="P2">Float Operations:</text:p>
      <text:p text:style-name="P2"/>
      <text:p text:style-name="P2">All floating point opcodes will be known by the same name as their integer counter-parts. I feel the seperation between floating point operations and integer operations is unneeded. The only floating point-divided operations are setfbank and getfbank. Floating point operations are specified only implicitly. For instance,</text:p>
      <text:p text:style-name="P2">rather than:</text:p>
      <text:p text:style-name="P2">fmov r0,rf1</text:p>
      <text:p text:style-name="P2">it will just be</text:p>
      <text:p text:style-name="P2">mov r0,rf1</text:p>
      <text:p text:style-name="P2"/>
      <text:p text:style-name="P2">Things work better and more together if mov and fmov are not separate. Note, this will copy rf1 to r0 raw. No conversion is made from floating point to integer.</text:p>
      <text:p text:style-name="P2"/>
      <text:p text:style-name="P4">fmov, fxchg, fmul, fdiv, fadd, fsub.</text:p>
      <text:p text:style-name="P4">Fpush, fpop, fcXX*.setfbank, getfbank.</text:p>
      <text:p text:style-name="P4">Fsqrt,fpwr, fvmul, fvdiv, fvadd, fvsub.*</text:p>
      <text:p text:style-name="P8"/>
      <text:p text:style-name="P9">*fvXX is floating point vector operations. These take a range of float registers or float pointer registers and do the specified operation upon all of them.</text:p>
      <text:p text:style-name="P4"><text:soft-page-break/></text:p>
      <text:p text:style-name="P4">*fcXX is all floating point conditionals, but cop and cep are excluded from this list.</text:p>
      <text:p text:style-name="P2"/>
      <text:p text:style-name="P2"/>
      <text:p text:style-name="P2"/>
      <text:p text:style-name="P2"/>
      <text:p text:style-name="P2">---Unorganized thoughts and complications---</text:p>
      <text:p text:style-name="P2"/>
      <text:p text:style-name="P2">There is an inherit problem that comes with an unviewable code segment. What about the stack? Whenever a function is called, the return address (according to most every high level language now) is pushed onto the stack as well as any arguments. </text:p>
      <text:p text:style-name="P2"/>
      <text:p text:style-name="P3">My thought to the solution is to have a programmer invisible stack that actually holds return addresses.. This would make it so that whenever a function call happened nothing was actually pushed on the programmer visible stack. This could have it's mysterious assumption problems with high level languages, so maybe implement an emulation solution that will push dummy stack values.</text:p>
      <text:p text:style-name="P2"/>
      <text:p text:style-name="P2">Also, what about function pointers?</text:p>
      <text:p text:style-name="P2"/>
      <text:p text:style-name="P2"/>
      <text:p text:style-name="P2"/>
      <text:p text:style-name="P2">The call stack. </text:p>
      <text:p text:style-name="P2">The call stack is a special stack for storing return addresses. No immediate value is loadable here from the client. It is kept this way for emulation safety and optimization reasons. In this way, a compiled EPBP program can store actual machine code return addresses, rather than having to translate these addresses and safety check them.</text:p>
      <text:p text:style-name="P2"/>
      <text:p text:style-name="P2">Whenever a call is done, a value is pushed on this stack. Whenever a ret is done, a value is popped off of this stack and the client-invisible CL(current location) register is loaded from that value and starts execution from there.</text:p>
      <text:p text:style-name="P2"/>
      <text:p text:style-name="P2">There are operations for modifying the call stack other than calls and rets though. </text:p>
      <text:p text:style-name="P2"/>
      <text:p text:style-name="P2">Here is a unexpanded list:</text:p>
      <text:p text:style-name="P2">(security intentions: all code-addresses should be checked at initialization of runtime. Code addresses can never change. Checking them once at start up should be done for security purposes. Data addresses are insecure, checks should be done at each access.)</text:p>
      <text:p text:style-name="P2"/>
      <text:p text:style-name="P2">call &lt;code-label&gt; ;;code-label means immediate dword.</text:p>
      <text:p text:style-name="P2">pushc &lt;code-label&gt;</text:p>
      <text:p text:style-name="P2">popc ;this pops a value off the stack, but does not store it <text:soft-page-break/>anywhere.. as that would be pointless.</text:p>
      <text:p text:style-name="P4">Jmpc ;pops a value off the stack and jumps to it.<text:span text:style-name="T3">That the same as ret</text:span></text:p>
      <text:p text:style-name="P2">ret </text:p>
      <text:p text:style-name="P2">{call,pushc,ret}if/it ;the same as usual but with if true and if false.</text:p>
      <text:p text:style-name="P2">peekc &lt;xcall-reg&gt; ;there are 4 xcall registers, labeled xr0-xr3. These are used both internally by xcalls and for passing function addresses to extensions. This is the only opcode to make use of these registers. They are write-only.</text:p>
      <text:p text:style-name="P2">Movc &lt;xcall-reg&gt;,&lt;code-label&gt;</text:p>
      <text:p text:style-name="P2">pushc &lt;xcall-reg&gt; ;this can be insecure if xcall registers are not used properly.</text:p>
      <text:p text:style-name="P2">Popc &lt;xcall-re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8-09-03T14:27:37</meta:creation-date>
    <dc:date>2008-09-25T11:10:27</dc:date>
    <meta:editing-cycles>28</meta:editing-cycles>
    <meta:editing-duration>P1DT0H41M18S</meta:editing-duration>
    <meta:user-defined meta:name="Info 1"/>
    <meta:user-defined meta:name="Info 2"/>
    <meta:user-defined meta:name="Info 3"/>
    <meta:user-defined meta:name="Info 4"/>
    <meta:document-statistic meta:table-count="0" meta:image-count="0" meta:object-count="0" meta:page-count="6" meta:paragraph-count="117" meta:word-count="1519" meta:character-count="9123"/>
  </office:meta>
</office:document-meta>
</file>